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72042" calcext:value-type="float">
            <text:p>172042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57708" calcext:value-type="float">
            <text:p>157708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.1619927" calcext:value-type="float">
            <text:p>0.1619927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14" calcext:value-type="float">
            <text:p>1682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.26085" calcext:value-type="float">
            <text:p>0.26085</text:p>
          </table:table-cell>
          <table:table-cell table:style-name="ce14" table:formula="of:=[.C27]" office:value-type="float" office:value="0.512821" calcext:value-type="float">
            <text:p>0.512821</text:p>
          </table:table-cell>
        </table:table-row>
        <table:table-row table:style-name="ro1">
          <table:table-cell office:value-type="float" office:value="159797" calcext:value-type="float">
            <text:p>15979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0.4813004" calcext:value-type="float">
            <text:p>0.4813004</text:p>
          </table:table-cell>
          <table:table-cell table:style-name="ce14" table:formula="of:=[.C28]" office:value-type="float" office:value="19.6734" calcext:value-type="float">
            <text:p>19.6734</text:p>
          </table:table-cell>
        </table:table-row>
        <table:table-row table:style-name="ro1">
          <table:table-cell office:value-type="float" office:value="164359" calcext:value-type="float">
            <text:p>16435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0.5687269" calcext:value-type="float">
            <text:p>0.5687269</text:p>
          </table:table-cell>
          <table:table-cell table:style-name="ce14" table:formula="of:=[.C29]" office:value-type="float" office:value="17.8758" calcext:value-type="float">
            <text:p>17.8758</text:p>
          </table:table-cell>
        </table:table-row>
        <table:table-row table:style-name="ro1">
          <table:table-cell office:value-type="float" office:value="165894" calcext:value-type="float">
            <text:p>165894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0.7712538" calcext:value-type="float">
            <text:p>0.7712538</text:p>
          </table:table-cell>
          <table:table-cell table:style-name="ce14" table:formula="of:=[.C30]" office:value-type="float" office:value="0.660142" calcext:value-type="float">
            <text:p>0.660142</text:p>
          </table:table-cell>
        </table:table-row>
        <table:table-row table:style-name="ro1">
          <table:table-cell office:value-type="float" office:value="162837" calcext:value-type="float">
            <text:p>162837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0.8325936" calcext:value-type="float">
            <text:p>0.8325936</text:p>
          </table:table-cell>
          <table:table-cell table:style-name="ce14" table:formula="of:=[.C31]" office:value-type="float" office:value="27.5844" calcext:value-type="float">
            <text:p>27.5844</text:p>
          </table:table-cell>
        </table:table-row>
        <table:table-row table:style-name="ro1">
          <table:table-cell office:value-type="float" office:value="166698" calcext:value-type="float">
            <text:p>166698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1.0042575" calcext:value-type="float">
            <text:p>1.0042575</text:p>
          </table:table-cell>
          <table:table-cell table:style-name="ce14" table:formula="of:=[.C32]" office:value-type="float" office:value="37.2703" calcext:value-type="float">
            <text:p>37.2703</text:p>
          </table:table-cell>
        </table:table-row>
        <table:table-row table:style-name="ro1">
          <table:table-cell office:value-type="float" office:value="137542" calcext:value-type="float">
            <text:p>137542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1.0540636" calcext:value-type="float">
            <text:p>1.0540636</text:p>
          </table:table-cell>
          <table:table-cell table:style-name="ce14" table:formula="of:=[.C33]" office:value-type="float" office:value="42.0718" calcext:value-type="float">
            <text:p>42.0718</text:p>
          </table:table-cell>
        </table:table-row>
        <table:table-row table:style-name="ro1">
          <table:table-cell office:value-type="float" office:value="164836" calcext:value-type="float">
            <text:p>164836</text:p>
          </table:table-cell>
          <table:table-cell table:formula="of:=AVERAGE([.A2:.A11])/10^6" office:value-type="float" office:value="0.1619927" calcext:value-type="float">
            <text:p>0.1619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263632" calcext:value-type="float">
            <text:p>263632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253506" calcext:value-type="float">
            <text:p>253506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258419" calcext:value-type="float">
            <text:p>258419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0.2584892" calcext:value-type="float">
            <text:p>0.2584892</text:p>
          </table:table-cell>
          <table:table-cell table:style-name="ce14" table:formula="of:=[.C34]" office:value-type="float" office:value="2.25899" calcext:value-type="float">
            <text:p>2.25899</text:p>
          </table:table-cell>
        </table:table-row>
        <table:table-row table:style-name="ro1">
          <table:table-cell office:value-type="float" office:value="275833" calcext:value-type="float">
            <text:p>275833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0.313865" calcext:value-type="float">
            <text:p>0.313865</text:p>
          </table:table-cell>
          <table:table-cell table:style-name="ce14" table:formula="of:=[.C35]" office:value-type="float" office:value="7.58035" calcext:value-type="float">
            <text:p>7.58035</text:p>
          </table:table-cell>
        </table:table-row>
        <table:table-row table:style-name="ro1">
          <table:table-cell office:value-type="float" office:value="258238" calcext:value-type="float">
            <text:p>258238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0.4274006" calcext:value-type="float">
            <text:p>0.4274006</text:p>
          </table:table-cell>
          <table:table-cell table:style-name="ce14" table:formula="of:=[.C36]" office:value-type="float" office:value="9.47826" calcext:value-type="float">
            <text:p>9.47826</text:p>
          </table:table-cell>
        </table:table-row>
        <table:table-row table:style-name="ro1">
          <table:table-cell office:value-type="float" office:value="263207" calcext:value-type="float">
            <text:p>263207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0.6618017" calcext:value-type="float">
            <text:p>0.6618017</text:p>
          </table:table-cell>
          <table:table-cell table:style-name="ce14" table:formula="of:=[.C37]" office:value-type="float" office:value="17.2389" calcext:value-type="float">
            <text:p>17.2389</text:p>
          </table:table-cell>
        </table:table-row>
        <table:table-row table:style-name="ro1">
          <table:table-cell office:value-type="float" office:value="256045" calcext:value-type="float">
            <text:p>256045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0.9987579" calcext:value-type="float">
            <text:p>0.9987579</text:p>
          </table:table-cell>
          <table:table-cell table:style-name="ce14" table:formula="of:=[.C38]" office:value-type="float" office:value="17.8653" calcext:value-type="float">
            <text:p>17.8653</text:p>
          </table:table-cell>
        </table:table-row>
        <table:table-row table:style-name="ro1">
          <table:table-cell office:value-type="float" office:value="261326" calcext:value-type="float">
            <text:p>26132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1.151128" calcext:value-type="float">
            <text:p>1.151128</text:p>
          </table:table-cell>
          <table:table-cell table:style-name="ce14" table:formula="of:=[.C39]" office:value-type="float" office:value="18.1095" calcext:value-type="float">
            <text:p>18.1095</text:p>
          </table:table-cell>
        </table:table-row>
        <table:table-row table:style-name="ro1">
          <table:table-cell office:value-type="float" office:value="252512" calcext:value-type="float">
            <text:p>252512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1.1299291" calcext:value-type="float">
            <text:p>1.1299291</text:p>
          </table:table-cell>
          <table:table-cell table:style-name="ce14" table:formula="of:=[.C40]" office:value-type="float" office:value="27.1704" calcext:value-type="float">
            <text:p>27.1704</text:p>
          </table:table-cell>
        </table:table-row>
        <table:table-row table:style-name="ro1">
          <table:table-cell office:value-type="float" office:value="265782" calcext:value-type="float">
            <text:p>265782</text:p>
          </table:table-cell>
          <table:table-cell table:formula="of:=AVERAGE([.A13:.A22])/10^6" office:value-type="float" office:value="0.26085" calcext:value-type="float">
            <text:p>0.26085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1.305031" calcext:value-type="float">
            <text:p>1.305031</text:p>
          </table:table-cell>
          <table:table-cell table:style-name="ce14" table:formula="of:=[.C41]" office:value-type="float" office:value="24.0335" calcext:value-type="float">
            <text:p>24.0335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499640" calcext:value-type="float">
            <text:p>499640</text:p>
          </table:table-cell>
          <table:table-cell table:number-columns-repeated="4"/>
        </table:table-row>
        <table:table-row table:style-name="ro1">
          <table:table-cell office:value-type="float" office:value="443698" calcext:value-type="float">
            <text:p>443698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479545" calcext:value-type="float">
            <text:p>4795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442082" calcext:value-type="float">
            <text:p>442082</text:p>
          </table:table-cell>
          <table:table-cell/>
          <table:table-cell office:value-type="float" office:value="0.512821" calcext:value-type="float">
            <text:p>0.512821</text:p>
          </table:table-cell>
          <table:table-cell table:number-columns-repeated="2"/>
        </table:table-row>
        <table:table-row table:style-name="ro1">
          <table:table-cell office:value-type="float" office:value="410024" calcext:value-type="float">
            <text:p>410024</text:p>
          </table:table-cell>
          <table:table-cell/>
          <table:table-cell office:value-type="float" office:value="19.6734" calcext:value-type="float">
            <text:p>19.6734</text:p>
          </table:table-cell>
          <table:table-cell table:number-columns-repeated="2"/>
        </table:table-row>
        <table:table-row table:style-name="ro1">
          <table:table-cell office:value-type="float" office:value="519389" calcext:value-type="float">
            <text:p>519389</text:p>
          </table:table-cell>
          <table:table-cell/>
          <table:table-cell office:value-type="float" office:value="17.8758" calcext:value-type="float">
            <text:p>17.8758</text:p>
          </table:table-cell>
          <table:table-cell table:number-columns-repeated="2"/>
        </table:table-row>
        <table:table-row table:style-name="ro1">
          <table:table-cell office:value-type="float" office:value="527956" calcext:value-type="float">
            <text:p>527956</text:p>
          </table:table-cell>
          <table:table-cell/>
          <table:table-cell office:value-type="float" office:value="0.660142" calcext:value-type="float">
            <text:p>0.660142</text:p>
          </table:table-cell>
          <table:table-cell table:number-columns-repeated="2"/>
        </table:table-row>
        <table:table-row table:style-name="ro1">
          <table:table-cell office:value-type="float" office:value="500770" calcext:value-type="float">
            <text:p>500770</text:p>
          </table:table-cell>
          <table:table-cell/>
          <table:table-cell office:value-type="float" office:value="27.5844" calcext:value-type="float">
            <text:p>27.5844</text:p>
          </table:table-cell>
          <table:table-cell table:number-columns-repeated="2"/>
        </table:table-row>
        <table:table-row table:style-name="ro1">
          <table:table-cell office:value-type="float" office:value="535538" calcext:value-type="float">
            <text:p>535538</text:p>
          </table:table-cell>
          <table:table-cell office:value-type="string" calcext:value-type="string">
            <text:p>sr</text:p>
          </table:table-cell>
          <table:table-cell office:value-type="float" office:value="37.2703" calcext:value-type="float">
            <text:p>37.2703</text:p>
          </table:table-cell>
          <table:table-cell table:number-columns-repeated="2"/>
        </table:table-row>
        <table:table-row table:style-name="ro1">
          <table:table-cell office:value-type="float" office:value="454362" calcext:value-type="float">
            <text:p>454362</text:p>
          </table:table-cell>
          <table:table-cell table:formula="of:=AVERAGE([.A24:.A33])/10^6" office:value-type="float" office:value="0.4813004" calcext:value-type="float">
            <text:p>0.4813004</text:p>
          </table:table-cell>
          <table:table-cell office:value-type="float" office:value="42.0718" calcext:value-type="float">
            <text:p>42.0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2.25899" calcext:value-type="float">
            <text:p>2.25899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559275" calcext:value-type="float">
            <text:p>559275</text:p>
          </table:table-cell>
          <table:table-cell/>
          <table:table-cell office:value-type="float" office:value="7.58035" calcext:value-type="float">
            <text:p>7.58035</text:p>
          </table:table-cell>
          <table:table-cell table:number-columns-repeated="2"/>
        </table:table-row>
        <table:table-row table:style-name="ro1">
          <table:table-cell office:value-type="float" office:value="564628" calcext:value-type="float">
            <text:p>564628</text:p>
          </table:table-cell>
          <table:table-cell/>
          <table:table-cell office:value-type="float" office:value="9.47826" calcext:value-type="float">
            <text:p>9.47826</text:p>
          </table:table-cell>
          <table:table-cell table:number-columns-repeated="2"/>
        </table:table-row>
        <table:table-row table:style-name="ro1">
          <table:table-cell office:value-type="float" office:value="571791" calcext:value-type="float">
            <text:p>571791</text:p>
          </table:table-cell>
          <table:table-cell/>
          <table:table-cell office:value-type="float" office:value="17.2389" calcext:value-type="float">
            <text:p>17.2389</text:p>
          </table:table-cell>
          <table:table-cell table:number-columns-repeated="2"/>
        </table:table-row>
        <table:table-row table:style-name="ro1">
          <table:table-cell office:value-type="float" office:value="531478" calcext:value-type="float">
            <text:p>531478</text:p>
          </table:table-cell>
          <table:table-cell/>
          <table:table-cell office:value-type="float" office:value="17.8653" calcext:value-type="float">
            <text:p>17.8653</text:p>
          </table:table-cell>
          <table:table-cell table:number-columns-repeated="2"/>
        </table:table-row>
        <table:table-row table:style-name="ro1">
          <table:table-cell office:value-type="float" office:value="560667" calcext:value-type="float">
            <text:p>560667</text:p>
          </table:table-cell>
          <table:table-cell/>
          <table:table-cell office:value-type="float" office:value="18.1095" calcext:value-type="float">
            <text:p>18.1095</text:p>
          </table:table-cell>
          <table:table-cell table:number-columns-repeated="2"/>
        </table:table-row>
        <table:table-row table:style-name="ro1">
          <table:table-cell office:value-type="float" office:value="543136" calcext:value-type="float">
            <text:p>543136</text:p>
          </table:table-cell>
          <table:table-cell/>
          <table:table-cell office:value-type="float" office:value="27.1704" calcext:value-type="float">
            <text:p>27.1704</text:p>
          </table:table-cell>
          <table:table-cell table:number-columns-repeated="2"/>
        </table:table-row>
        <table:table-row table:style-name="ro1">
          <table:table-cell office:value-type="float" office:value="607299" calcext:value-type="float">
            <text:p>607299</text:p>
          </table:table-cell>
          <table:table-cell/>
          <table:table-cell office:value-type="float" office:value="24.0335" calcext:value-type="float">
            <text:p>24.0335</text:p>
          </table:table-cell>
          <table:table-cell table:number-columns-repeated="2"/>
        </table:table-row>
        <table:table-row table:style-name="ro1">
          <table:table-cell office:value-type="float" office:value="568092" calcext:value-type="float">
            <text:p>568092</text:p>
          </table:table-cell>
          <table:table-cell table:number-columns-repeated="4"/>
        </table:table-row>
        <table:table-row table:style-name="ro1">
          <table:table-cell office:value-type="float" office:value="603819" calcext:value-type="float">
            <text:p>60381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77084" calcext:value-type="float">
            <text:p>577084</text:p>
          </table:table-cell>
          <table:table-cell table:formula="of:=AVERAGE([.A35:.A44])/10^6" office:value-type="float" office:value="0.5687269" calcext:value-type="float">
            <text:p>0.5687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770374" calcext:value-type="float">
            <text:p>770374</text:p>
          </table:table-cell>
          <table:table-cell table:number-columns-repeated="4"/>
        </table:table-row>
        <table:table-row table:style-name="ro1">
          <table:table-cell office:value-type="float" office:value="790239" calcext:value-type="float">
            <text:p>790239</text:p>
          </table:table-cell>
          <table:table-cell table:number-columns-repeated="4"/>
        </table:table-row>
        <table:table-row table:style-name="ro1">
          <table:table-cell office:value-type="float" office:value="771024" calcext:value-type="float">
            <text:p>771024</text:p>
          </table:table-cell>
          <table:table-cell table:number-columns-repeated="4"/>
        </table:table-row>
        <table:table-row table:style-name="ro1">
          <table:table-cell office:value-type="float" office:value="787982" calcext:value-type="float">
            <text:p>787982</text:p>
          </table:table-cell>
          <table:table-cell table:number-columns-repeated="4"/>
        </table:table-row>
        <table:table-row table:style-name="ro1">
          <table:table-cell office:value-type="float" office:value="786904" calcext:value-type="float">
            <text:p>786904</text:p>
          </table:table-cell>
          <table:table-cell table:number-columns-repeated="4"/>
        </table:table-row>
        <table:table-row table:style-name="ro1">
          <table:table-cell office:value-type="float" office:value="782756" calcext:value-type="float">
            <text:p>782756</text:p>
          </table:table-cell>
          <table:table-cell table:number-columns-repeated="4"/>
        </table:table-row>
        <table:table-row table:style-name="ro1">
          <table:table-cell office:value-type="float" office:value="769267" calcext:value-type="float">
            <text:p>769267</text:p>
          </table:table-cell>
          <table:table-cell table:number-columns-repeated="4"/>
        </table:table-row>
        <table:table-row table:style-name="ro1">
          <table:table-cell office:value-type="float" office:value="753156" calcext:value-type="float">
            <text:p>753156</text:p>
          </table:table-cell>
          <table:table-cell table:number-columns-repeated="4"/>
        </table:table-row>
        <table:table-row table:style-name="ro1">
          <table:table-cell office:value-type="float" office:value="766748" calcext:value-type="float">
            <text:p>76674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34088" calcext:value-type="float">
            <text:p>734088</text:p>
          </table:table-cell>
          <table:table-cell table:formula="of:=AVERAGE([.A46:.A55])/10^6" office:value-type="float" office:value="0.7712538" calcext:value-type="float">
            <text:p>0.7712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722630" calcext:value-type="float">
            <text:p>722630</text:p>
          </table:table-cell>
          <table:table-cell table:number-columns-repeated="4"/>
        </table:table-row>
        <table:table-row table:style-name="ro1">
          <table:table-cell office:value-type="float" office:value="778210" calcext:value-type="float">
            <text:p>778210</text:p>
          </table:table-cell>
          <table:table-cell table:number-columns-repeated="4"/>
        </table:table-row>
        <table:table-row table:style-name="ro1">
          <table:table-cell office:value-type="float" office:value="715617" calcext:value-type="float">
            <text:p>715617</text:p>
          </table:table-cell>
          <table:table-cell table:number-columns-repeated="4"/>
        </table:table-row>
        <table:table-row table:style-name="ro1">
          <table:table-cell office:value-type="float" office:value="855282" calcext:value-type="float">
            <text:p>855282</text:p>
          </table:table-cell>
          <table:table-cell table:number-columns-repeated="4"/>
        </table:table-row>
        <table:table-row table:style-name="ro1">
          <table:table-cell office:value-type="float" office:value="854390" calcext:value-type="float">
            <text:p>854390</text:p>
          </table:table-cell>
          <table:table-cell table:number-columns-repeated="4"/>
        </table:table-row>
        <table:table-row table:style-name="ro1">
          <table:table-cell office:value-type="float" office:value="817549" calcext:value-type="float">
            <text:p>817549</text:p>
          </table:table-cell>
          <table:table-cell table:number-columns-repeated="4"/>
        </table:table-row>
        <table:table-row table:style-name="ro1">
          <table:table-cell office:value-type="float" office:value="894674" calcext:value-type="float">
            <text:p>894674</text:p>
          </table:table-cell>
          <table:table-cell table:number-columns-repeated="4"/>
        </table:table-row>
        <table:table-row table:style-name="ro1">
          <table:table-cell office:value-type="float" office:value="930590" calcext:value-type="float">
            <text:p>930590</text:p>
          </table:table-cell>
          <table:table-cell table:number-columns-repeated="4"/>
        </table:table-row>
        <table:table-row table:style-name="ro1">
          <table:table-cell office:value-type="float" office:value="903946" calcext:value-type="float">
            <text:p>90394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53048" calcext:value-type="float">
            <text:p>853048</text:p>
          </table:table-cell>
          <table:table-cell table:formula="of:=AVERAGE([.A57:.A66])/10^6" office:value-type="float" office:value="0.8325936" calcext:value-type="float">
            <text:p>0.8325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1014199" calcext:value-type="float">
            <text:p>1014199</text:p>
          </table:table-cell>
          <table:table-cell table:number-columns-repeated="4"/>
        </table:table-row>
        <table:table-row table:style-name="ro1">
          <table:table-cell office:value-type="float" office:value="1070854" calcext:value-type="float">
            <text:p>1070854</text:p>
          </table:table-cell>
          <table:table-cell table:number-columns-repeated="4"/>
        </table:table-row>
        <table:table-row table:style-name="ro1">
          <table:table-cell office:value-type="float" office:value="1054347" calcext:value-type="float">
            <text:p>1054347</text:p>
          </table:table-cell>
          <table:table-cell table:number-columns-repeated="4"/>
        </table:table-row>
        <table:table-row table:style-name="ro1">
          <table:table-cell office:value-type="float" office:value="1061404" calcext:value-type="float">
            <text:p>1061404</text:p>
          </table:table-cell>
          <table:table-cell table:number-columns-repeated="4"/>
        </table:table-row>
        <table:table-row table:style-name="ro1">
          <table:table-cell office:value-type="float" office:value="904160" calcext:value-type="float">
            <text:p>904160</text:p>
          </table:table-cell>
          <table:table-cell table:number-columns-repeated="4"/>
        </table:table-row>
        <table:table-row table:style-name="ro1">
          <table:table-cell office:value-type="float" office:value="1034439" calcext:value-type="float">
            <text:p>1034439</text:p>
          </table:table-cell>
          <table:table-cell table:number-columns-repeated="4"/>
        </table:table-row>
        <table:table-row table:style-name="ro1">
          <table:table-cell office:value-type="float" office:value="1042895" calcext:value-type="float">
            <text:p>1042895</text:p>
          </table:table-cell>
          <table:table-cell table:number-columns-repeated="4"/>
        </table:table-row>
        <table:table-row table:style-name="ro1">
          <table:table-cell office:value-type="float" office:value="938943" calcext:value-type="float">
            <text:p>938943</text:p>
          </table:table-cell>
          <table:table-cell table:number-columns-repeated="4"/>
        </table:table-row>
        <table:table-row table:style-name="ro1">
          <table:table-cell office:value-type="float" office:value="1051172" calcext:value-type="float">
            <text:p>105117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870162" calcext:value-type="float">
            <text:p>870162</text:p>
          </table:table-cell>
          <table:table-cell table:formula="of:=AVERAGE([.A68:.A77])/10^6" office:value-type="float" office:value="1.0042575" calcext:value-type="float">
            <text:p>1.0042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1068530" calcext:value-type="float">
            <text:p>1068530</text:p>
          </table:table-cell>
          <table:table-cell table:number-columns-repeated="4"/>
        </table:table-row>
        <table:table-row table:style-name="ro1">
          <table:table-cell office:value-type="float" office:value="1100593" calcext:value-type="float">
            <text:p>1100593</text:p>
          </table:table-cell>
          <table:table-cell table:number-columns-repeated="4"/>
        </table:table-row>
        <table:table-row table:style-name="ro1">
          <table:table-cell office:value-type="float" office:value="1036113" calcext:value-type="float">
            <text:p>1036113</text:p>
          </table:table-cell>
          <table:table-cell table:number-columns-repeated="4"/>
        </table:table-row>
        <table:table-row table:style-name="ro1">
          <table:table-cell office:value-type="float" office:value="1099784" calcext:value-type="float">
            <text:p>1099784</text:p>
          </table:table-cell>
          <table:table-cell table:number-columns-repeated="4"/>
        </table:table-row>
        <table:table-row table:style-name="ro1">
          <table:table-cell office:value-type="float" office:value="955781" calcext:value-type="float">
            <text:p>955781</text:p>
          </table:table-cell>
          <table:table-cell table:number-columns-repeated="4"/>
        </table:table-row>
        <table:table-row table:style-name="ro1">
          <table:table-cell office:value-type="float" office:value="1047140" calcext:value-type="float">
            <text:p>1047140</text:p>
          </table:table-cell>
          <table:table-cell table:number-columns-repeated="4"/>
        </table:table-row>
        <table:table-row table:style-name="ro1">
          <table:table-cell office:value-type="float" office:value="1076295" calcext:value-type="float">
            <text:p>1076295</text:p>
          </table:table-cell>
          <table:table-cell table:number-columns-repeated="4"/>
        </table:table-row>
        <table:table-row table:style-name="ro1">
          <table:table-cell office:value-type="float" office:value="1062356" calcext:value-type="float">
            <text:p>1062356</text:p>
          </table:table-cell>
          <table:table-cell table:number-columns-repeated="4"/>
        </table:table-row>
        <table:table-row table:style-name="ro1">
          <table:table-cell office:value-type="float" office:value="1111562" calcext:value-type="float">
            <text:p>111156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82482" calcext:value-type="float">
            <text:p>982482</text:p>
          </table:table-cell>
          <table:table-cell table:formula="of:=AVERAGE([.A79:.A88])/10^6" office:value-type="float" office:value="1.0540636" calcext:value-type="float">
            <text:p>1.0540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312511" calcext:value-type="float">
            <text:p>312511</text:p>
          </table:table-cell>
          <table:table-cell table:number-columns-repeated="4"/>
        </table:table-row>
        <table:table-row table:style-name="ro1">
          <table:table-cell office:value-type="float" office:value="250808" calcext:value-type="float">
            <text:p>250808</text:p>
          </table:table-cell>
          <table:table-cell table:number-columns-repeated="4"/>
        </table:table-row>
        <table:table-row table:style-name="ro1">
          <table:table-cell office:value-type="float" office:value="242900" calcext:value-type="float">
            <text:p>242900</text:p>
          </table:table-cell>
          <table:table-cell table:number-columns-repeated="4"/>
        </table:table-row>
        <table:table-row table:style-name="ro1">
          <table:table-cell office:value-type="float" office:value="251958" calcext:value-type="float">
            <text:p>251958</text:p>
          </table:table-cell>
          <table:table-cell table:number-columns-repeated="4"/>
        </table:table-row>
        <table:table-row table:style-name="ro1">
          <table:table-cell office:value-type="float" office:value="229791" calcext:value-type="float">
            <text:p>229791</text:p>
          </table:table-cell>
          <table:table-cell table:number-columns-repeated="4"/>
        </table:table-row>
        <table:table-row table:style-name="ro1">
          <table:table-cell office:value-type="float" office:value="231356" calcext:value-type="float">
            <text:p>231356</text:p>
          </table:table-cell>
          <table:table-cell table:number-columns-repeated="4"/>
        </table:table-row>
        <table:table-row table:style-name="ro1">
          <table:table-cell office:value-type="float" office:value="249942" calcext:value-type="float">
            <text:p>249942</text:p>
          </table:table-cell>
          <table:table-cell table:number-columns-repeated="4"/>
        </table:table-row>
        <table:table-row table:style-name="ro1">
          <table:table-cell office:value-type="float" office:value="247412" calcext:value-type="float">
            <text:p>247412</text:p>
          </table:table-cell>
          <table:table-cell table:number-columns-repeated="4"/>
        </table:table-row>
        <table:table-row table:style-name="ro1">
          <table:table-cell office:value-type="float" office:value="313695" calcext:value-type="float">
            <text:p>31369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54519" calcext:value-type="float">
            <text:p>254519</text:p>
          </table:table-cell>
          <table:table-cell table:formula="of:=AVERAGE([.A90:.A99])/10^6" office:value-type="float" office:value="0.2584892" calcext:value-type="float">
            <text:p>0.2584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281257" calcext:value-type="float">
            <text:p>281257</text:p>
          </table:table-cell>
          <table:table-cell table:number-columns-repeated="4"/>
        </table:table-row>
        <table:table-row table:style-name="ro1">
          <table:table-cell office:value-type="float" office:value="281673" calcext:value-type="float">
            <text:p>281673</text:p>
          </table:table-cell>
          <table:table-cell table:number-columns-repeated="4"/>
        </table:table-row>
        <table:table-row table:style-name="ro1">
          <table:table-cell office:value-type="float" office:value="277290" calcext:value-type="float">
            <text:p>277290</text:p>
          </table:table-cell>
          <table:table-cell table:number-columns-repeated="4"/>
        </table:table-row>
        <table:table-row table:style-name="ro1">
          <table:table-cell office:value-type="float" office:value="289359" calcext:value-type="float">
            <text:p>289359</text:p>
          </table:table-cell>
          <table:table-cell table:number-columns-repeated="4"/>
        </table:table-row>
        <table:table-row table:style-name="ro1">
          <table:table-cell office:value-type="float" office:value="294595" calcext:value-type="float">
            <text:p>294595</text:p>
          </table:table-cell>
          <table:table-cell table:number-columns-repeated="4"/>
        </table:table-row>
        <table:table-row table:style-name="ro1">
          <table:table-cell office:value-type="float" office:value="323697" calcext:value-type="float">
            <text:p>323697</text:p>
          </table:table-cell>
          <table:table-cell table:number-columns-repeated="4"/>
        </table:table-row>
        <table:table-row table:style-name="ro1">
          <table:table-cell office:value-type="float" office:value="369736" calcext:value-type="float">
            <text:p>369736</text:p>
          </table:table-cell>
          <table:table-cell table:number-columns-repeated="4"/>
        </table:table-row>
        <table:table-row table:style-name="ro1">
          <table:table-cell office:value-type="float" office:value="379852" calcext:value-type="float">
            <text:p>379852</text:p>
          </table:table-cell>
          <table:table-cell table:number-columns-repeated="4"/>
        </table:table-row>
        <table:table-row table:style-name="ro1">
          <table:table-cell office:value-type="float" office:value="311366" calcext:value-type="float">
            <text:p>31136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29825" calcext:value-type="float">
            <text:p>329825</text:p>
          </table:table-cell>
          <table:table-cell table:formula="of:=AVERAGE([.A101:.A110])/10^6" office:value-type="float" office:value="0.313865" calcext:value-type="float">
            <text:p>0.313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402773" calcext:value-type="float">
            <text:p>402773</text:p>
          </table:table-cell>
          <table:table-cell table:number-columns-repeated="4"/>
        </table:table-row>
        <table:table-row table:style-name="ro1">
          <table:table-cell office:value-type="float" office:value="413525" calcext:value-type="float">
            <text:p>413525</text:p>
          </table:table-cell>
          <table:table-cell table:number-columns-repeated="4"/>
        </table:table-row>
        <table:table-row table:style-name="ro1">
          <table:table-cell office:value-type="float" office:value="381913" calcext:value-type="float">
            <text:p>381913</text:p>
          </table:table-cell>
          <table:table-cell table:number-columns-repeated="4"/>
        </table:table-row>
        <table:table-row table:style-name="ro1">
          <table:table-cell office:value-type="float" office:value="390989" calcext:value-type="float">
            <text:p>390989</text:p>
          </table:table-cell>
          <table:table-cell table:number-columns-repeated="4"/>
        </table:table-row>
        <table:table-row table:style-name="ro1">
          <table:table-cell office:value-type="float" office:value="428563" calcext:value-type="float">
            <text:p>428563</text:p>
          </table:table-cell>
          <table:table-cell table:number-columns-repeated="4"/>
        </table:table-row>
        <table:table-row table:style-name="ro1">
          <table:table-cell office:value-type="float" office:value="465177" calcext:value-type="float">
            <text:p>465177</text:p>
          </table:table-cell>
          <table:table-cell table:number-columns-repeated="4"/>
        </table:table-row>
        <table:table-row table:style-name="ro1">
          <table:table-cell office:value-type="float" office:value="405883" calcext:value-type="float">
            <text:p>405883</text:p>
          </table:table-cell>
          <table:table-cell table:number-columns-repeated="4"/>
        </table:table-row>
        <table:table-row table:style-name="ro1">
          <table:table-cell office:value-type="float" office:value="459469" calcext:value-type="float">
            <text:p>459469</text:p>
          </table:table-cell>
          <table:table-cell table:number-columns-repeated="4"/>
        </table:table-row>
        <table:table-row table:style-name="ro1">
          <table:table-cell office:value-type="float" office:value="465190" calcext:value-type="float">
            <text:p>46519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60524" calcext:value-type="float">
            <text:p>460524</text:p>
          </table:table-cell>
          <table:table-cell table:formula="of:=AVERAGE([.A112:.A121])/10^6" office:value-type="float" office:value="0.4274006" calcext:value-type="float">
            <text:p>0.4274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632934" calcext:value-type="float">
            <text:p>632934</text:p>
          </table:table-cell>
          <table:table-cell table:number-columns-repeated="4"/>
        </table:table-row>
        <table:table-row table:style-name="ro1">
          <table:table-cell office:value-type="float" office:value="672783" calcext:value-type="float">
            <text:p>672783</text:p>
          </table:table-cell>
          <table:table-cell table:number-columns-repeated="4"/>
        </table:table-row>
        <table:table-row table:style-name="ro1">
          <table:table-cell office:value-type="float" office:value="679351" calcext:value-type="float">
            <text:p>679351</text:p>
          </table:table-cell>
          <table:table-cell table:number-columns-repeated="4"/>
        </table:table-row>
        <table:table-row table:style-name="ro1">
          <table:table-cell office:value-type="float" office:value="742915" calcext:value-type="float">
            <text:p>742915</text:p>
          </table:table-cell>
          <table:table-cell table:number-columns-repeated="4"/>
        </table:table-row>
        <table:table-row table:style-name="ro1">
          <table:table-cell office:value-type="float" office:value="650761" calcext:value-type="float">
            <text:p>650761</text:p>
          </table:table-cell>
          <table:table-cell table:number-columns-repeated="4"/>
        </table:table-row>
        <table:table-row table:style-name="ro1">
          <table:table-cell office:value-type="float" office:value="656580" calcext:value-type="float">
            <text:p>656580</text:p>
          </table:table-cell>
          <table:table-cell table:number-columns-repeated="4"/>
        </table:table-row>
        <table:table-row table:style-name="ro1">
          <table:table-cell office:value-type="float" office:value="599227" calcext:value-type="float">
            <text:p>599227</text:p>
          </table:table-cell>
          <table:table-cell table:number-columns-repeated="4"/>
        </table:table-row>
        <table:table-row table:style-name="ro1">
          <table:table-cell office:value-type="float" office:value="672802" calcext:value-type="float">
            <text:p>672802</text:p>
          </table:table-cell>
          <table:table-cell table:number-columns-repeated="4"/>
        </table:table-row>
        <table:table-row table:style-name="ro1">
          <table:table-cell office:value-type="float" office:value="660491" calcext:value-type="float">
            <text:p>66049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50173" calcext:value-type="float">
            <text:p>650173</text:p>
          </table:table-cell>
          <table:table-cell table:formula="of:=AVERAGE([.A123:.A132])/10^6" office:value-type="float" office:value="0.6618017" calcext:value-type="float">
            <text:p>0.6618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991549" calcext:value-type="float">
            <text:p>991549</text:p>
          </table:table-cell>
          <table:table-cell table:number-columns-repeated="4"/>
        </table:table-row>
        <table:table-row table:style-name="ro1">
          <table:table-cell office:value-type="float" office:value="1017060" calcext:value-type="float">
            <text:p>1017060</text:p>
          </table:table-cell>
          <table:table-cell table:number-columns-repeated="4"/>
        </table:table-row>
        <table:table-row table:style-name="ro1">
          <table:table-cell office:value-type="float" office:value="897223" calcext:value-type="float">
            <text:p>897223</text:p>
          </table:table-cell>
          <table:table-cell table:number-columns-repeated="4"/>
        </table:table-row>
        <table:table-row table:style-name="ro1">
          <table:table-cell office:value-type="float" office:value="973177" calcext:value-type="float">
            <text:p>973177</text:p>
          </table:table-cell>
          <table:table-cell table:number-columns-repeated="4"/>
        </table:table-row>
        <table:table-row table:style-name="ro1">
          <table:table-cell office:value-type="float" office:value="927172" calcext:value-type="float">
            <text:p>927172</text:p>
          </table:table-cell>
          <table:table-cell table:number-columns-repeated="4"/>
        </table:table-row>
        <table:table-row table:style-name="ro1">
          <table:table-cell office:value-type="float" office:value="1138957" calcext:value-type="float">
            <text:p>1138957</text:p>
          </table:table-cell>
          <table:table-cell table:number-columns-repeated="4"/>
        </table:table-row>
        <table:table-row table:style-name="ro1">
          <table:table-cell office:value-type="float" office:value="1077858" calcext:value-type="float">
            <text:p>1077858</text:p>
          </table:table-cell>
          <table:table-cell table:number-columns-repeated="4"/>
        </table:table-row>
        <table:table-row table:style-name="ro1">
          <table:table-cell office:value-type="float" office:value="1050839" calcext:value-type="float">
            <text:p>1050839</text:p>
          </table:table-cell>
          <table:table-cell table:number-columns-repeated="4"/>
        </table:table-row>
        <table:table-row table:style-name="ro1">
          <table:table-cell office:value-type="float" office:value="860312" calcext:value-type="float">
            <text:p>86031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53432" calcext:value-type="float">
            <text:p>1053432</text:p>
          </table:table-cell>
          <table:table-cell table:formula="of:=AVERAGE([.A134:.A143])/10^6" office:value-type="float" office:value="0.9987579" calcext:value-type="float">
            <text:p>0.9987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1069044" calcext:value-type="float">
            <text:p>1069044</text:p>
          </table:table-cell>
          <table:table-cell table:number-columns-repeated="4"/>
        </table:table-row>
        <table:table-row table:style-name="ro1">
          <table:table-cell office:value-type="float" office:value="1268609" calcext:value-type="float">
            <text:p>1268609</text:p>
          </table:table-cell>
          <table:table-cell table:number-columns-repeated="4"/>
        </table:table-row>
        <table:table-row table:style-name="ro1">
          <table:table-cell office:value-type="float" office:value="1228284" calcext:value-type="float">
            <text:p>1228284</text:p>
          </table:table-cell>
          <table:table-cell table:number-columns-repeated="4"/>
        </table:table-row>
        <table:table-row table:style-name="ro1">
          <table:table-cell office:value-type="float" office:value="1196337" calcext:value-type="float">
            <text:p>1196337</text:p>
          </table:table-cell>
          <table:table-cell table:number-columns-repeated="4"/>
        </table:table-row>
        <table:table-row table:style-name="ro1">
          <table:table-cell office:value-type="float" office:value="1104870" calcext:value-type="float">
            <text:p>1104870</text:p>
          </table:table-cell>
          <table:table-cell table:number-columns-repeated="4"/>
        </table:table-row>
        <table:table-row table:style-name="ro1">
          <table:table-cell office:value-type="float" office:value="1078521" calcext:value-type="float">
            <text:p>1078521</text:p>
          </table:table-cell>
          <table:table-cell table:number-columns-repeated="4"/>
        </table:table-row>
        <table:table-row table:style-name="ro1">
          <table:table-cell office:value-type="float" office:value="1301949" calcext:value-type="float">
            <text:p>1301949</text:p>
          </table:table-cell>
          <table:table-cell table:number-columns-repeated="4"/>
        </table:table-row>
        <table:table-row table:style-name="ro1">
          <table:table-cell office:value-type="float" office:value="1067549" calcext:value-type="float">
            <text:p>1067549</text:p>
          </table:table-cell>
          <table:table-cell table:number-columns-repeated="4"/>
        </table:table-row>
        <table:table-row table:style-name="ro1">
          <table:table-cell office:value-type="float" office:value="1164309" calcext:value-type="float">
            <text:p>116430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31808" calcext:value-type="float">
            <text:p>1031808</text:p>
          </table:table-cell>
          <table:table-cell table:formula="of:=AVERAGE([.A145:.A154])/10^6" office:value-type="float" office:value="1.151128" calcext:value-type="float">
            <text:p>1.151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1057944" calcext:value-type="float">
            <text:p>1057944</text:p>
          </table:table-cell>
          <table:table-cell table:number-columns-repeated="4"/>
        </table:table-row>
        <table:table-row table:style-name="ro1">
          <table:table-cell office:value-type="float" office:value="1133019" calcext:value-type="float">
            <text:p>1133019</text:p>
          </table:table-cell>
          <table:table-cell table:number-columns-repeated="4"/>
        </table:table-row>
        <table:table-row table:style-name="ro1">
          <table:table-cell office:value-type="float" office:value="1037969" calcext:value-type="float">
            <text:p>1037969</text:p>
          </table:table-cell>
          <table:table-cell table:number-columns-repeated="4"/>
        </table:table-row>
        <table:table-row table:style-name="ro1">
          <table:table-cell office:value-type="float" office:value="1175906" calcext:value-type="float">
            <text:p>1175906</text:p>
          </table:table-cell>
          <table:table-cell table:number-columns-repeated="4"/>
        </table:table-row>
        <table:table-row table:style-name="ro1">
          <table:table-cell office:value-type="float" office:value="1158394" calcext:value-type="float">
            <text:p>1158394</text:p>
          </table:table-cell>
          <table:table-cell table:number-columns-repeated="4"/>
        </table:table-row>
        <table:table-row table:style-name="ro1">
          <table:table-cell office:value-type="float" office:value="1153467" calcext:value-type="float">
            <text:p>1153467</text:p>
          </table:table-cell>
          <table:table-cell table:number-columns-repeated="4"/>
        </table:table-row>
        <table:table-row table:style-name="ro1">
          <table:table-cell office:value-type="float" office:value="1136313" calcext:value-type="float">
            <text:p>1136313</text:p>
          </table:table-cell>
          <table:table-cell table:number-columns-repeated="4"/>
        </table:table-row>
        <table:table-row table:style-name="ro1">
          <table:table-cell office:value-type="float" office:value="1168830" calcext:value-type="float">
            <text:p>1168830</text:p>
          </table:table-cell>
          <table:table-cell table:number-columns-repeated="4"/>
        </table:table-row>
        <table:table-row table:style-name="ro1">
          <table:table-cell office:value-type="float" office:value="1159754" calcext:value-type="float">
            <text:p>115975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117695" calcext:value-type="float">
            <text:p>1117695</text:p>
          </table:table-cell>
          <table:table-cell table:formula="of:=AVERAGE([.A156:.A165])/10^6" office:value-type="float" office:value="1.1299291" calcext:value-type="float">
            <text:p>1.1299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1288694" calcext:value-type="float">
            <text:p>1288694</text:p>
          </table:table-cell>
          <table:table-cell table:number-columns-repeated="4"/>
        </table:table-row>
        <table:table-row table:style-name="ro1">
          <table:table-cell office:value-type="float" office:value="1454765" calcext:value-type="float">
            <text:p>1454765</text:p>
          </table:table-cell>
          <table:table-cell table:number-columns-repeated="4"/>
        </table:table-row>
        <table:table-row table:style-name="ro1">
          <table:table-cell office:value-type="float" office:value="1293523" calcext:value-type="float">
            <text:p>1293523</text:p>
          </table:table-cell>
          <table:table-cell table:number-columns-repeated="4"/>
        </table:table-row>
        <table:table-row table:style-name="ro1">
          <table:table-cell office:value-type="float" office:value="1228619" calcext:value-type="float">
            <text:p>1228619</text:p>
          </table:table-cell>
          <table:table-cell table:number-columns-repeated="4"/>
        </table:table-row>
        <table:table-row table:style-name="ro1">
          <table:table-cell office:value-type="float" office:value="1244909" calcext:value-type="float">
            <text:p>1244909</text:p>
          </table:table-cell>
          <table:table-cell table:number-columns-repeated="4"/>
        </table:table-row>
        <table:table-row table:style-name="ro1">
          <table:table-cell office:value-type="float" office:value="1505440" calcext:value-type="float">
            <text:p>1505440</text:p>
          </table:table-cell>
          <table:table-cell table:number-columns-repeated="4"/>
        </table:table-row>
        <table:table-row table:style-name="ro1">
          <table:table-cell office:value-type="float" office:value="1255595" calcext:value-type="float">
            <text:p>1255595</text:p>
          </table:table-cell>
          <table:table-cell table:number-columns-repeated="4"/>
        </table:table-row>
        <table:table-row table:style-name="ro1">
          <table:table-cell office:value-type="float" office:value="1258698" calcext:value-type="float">
            <text:p>1258698</text:p>
          </table:table-cell>
          <table:table-cell table:number-columns-repeated="4"/>
        </table:table-row>
        <table:table-row table:style-name="ro1">
          <table:table-cell office:value-type="float" office:value="1204961" calcext:value-type="float">
            <text:p>120496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315106" calcext:value-type="float">
            <text:p>1315106</text:p>
          </table:table-cell>
          <table:table-cell table:formula="of:=AVERAGE([.A167:.A176])/10^6" office:value-type="float" office:value="1.305031" calcext:value-type="float">
            <text:p>1.305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rowne_3_n.c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7:47:54.322682159</meta:creation-date>
    <meta:generator>LibreOffice/6.4.6.2$Linux_X86_64 LibreOffice_project/40$Build-2</meta:generator>
    <dc:date>2020-12-16T18:04:05.372993713</dc:date>
    <meta:editing-duration>PT6M10S</meta:editing-duration>
    <meta:editing-cycles>2</meta:editing-cycles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2.089cm" svg:y="0.379cm" svg:width="11.728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.1619927">
                <text:p>0.1619927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2584892">
                <text:p>0.2584892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26085">
                <text:p>0.26085</text:p>
              </table:table-cell>
              <table:table-cell office:value-type="float" office:value="21">
                <text:p>21</text:p>
              </table:table-cell>
              <table:table-cell office:value-type="float" office:value="0.313865">
                <text:p>0.313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4813004">
                <text:p>0.4813004</text:p>
              </table:table-cell>
              <table:table-cell office:value-type="float" office:value="29">
                <text:p>29</text:p>
              </table:table-cell>
              <table:table-cell office:value-type="float" office:value="0.4274006">
                <text:p>0.4274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0.5687269">
                <text:p>0.5687269</text:p>
              </table:table-cell>
              <table:table-cell office:value-type="float" office:value="42">
                <text:p>42</text:p>
              </table:table-cell>
              <table:table-cell office:value-type="float" office:value="0.6618017">
                <text:p>0.6618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7712538">
                <text:p>0.7712538</text:p>
              </table:table-cell>
              <table:table-cell office:value-type="float" office:value="52">
                <text:p>52</text:p>
              </table:table-cell>
              <table:table-cell office:value-type="float" office:value="0.9987579">
                <text:p>0.9987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0.8325936">
                <text:p>0.8325936</text:p>
              </table:table-cell>
              <table:table-cell office:value-type="float" office:value="58">
                <text:p>58</text:p>
              </table:table-cell>
              <table:table-cell office:value-type="float" office:value="1.151128">
                <text:p>1.151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.0042575">
                <text:p>1.0042575</text:p>
              </table:table-cell>
              <table:table-cell office:value-type="float" office:value="70">
                <text:p>70</text:p>
              </table:table-cell>
              <table:table-cell office:value-type="float" office:value="1.1299291">
                <text:p>1.1299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.0540636">
                <text:p>1.0540636</text:p>
              </table:table-cell>
              <table:table-cell office:value-type="float" office:value="76">
                <text:p>76</text:p>
              </table:table-cell>
              <table:table-cell office:value-type="float" office:value="1.305031">
                <text:p>1.305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221cm" svg:y="0.38cm" svg:width="11.591cm" svg:height="6.812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2.25899">
                <text:p>2.25899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512821">
                <text:p>0.512821</text:p>
              </table:table-cell>
              <table:table-cell office:value-type="float" office:value="21">
                <text:p>21</text:p>
              </table:table-cell>
              <table:table-cell office:value-type="float" office:value="7.58035">
                <text:p>7.58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9.6734">
                <text:p>19.6734</text:p>
              </table:table-cell>
              <table:table-cell office:value-type="float" office:value="29">
                <text:p>29</text:p>
              </table:table-cell>
              <table:table-cell office:value-type="float" office:value="9.47826">
                <text:p>9.47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7.8758">
                <text:p>17.8758</text:p>
              </table:table-cell>
              <table:table-cell office:value-type="float" office:value="42">
                <text:p>42</text:p>
              </table:table-cell>
              <table:table-cell office:value-type="float" office:value="17.2389">
                <text:p>17.2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660142">
                <text:p>0.660142</text:p>
              </table:table-cell>
              <table:table-cell office:value-type="float" office:value="52">
                <text:p>52</text:p>
              </table:table-cell>
              <table:table-cell office:value-type="float" office:value="17.8653">
                <text:p>17.8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27.5844">
                <text:p>27.5844</text:p>
              </table:table-cell>
              <table:table-cell office:value-type="float" office:value="58">
                <text:p>58</text:p>
              </table:table-cell>
              <table:table-cell office:value-type="float" office:value="18.1095">
                <text:p>18.1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37.2703">
                <text:p>37.2703</text:p>
              </table:table-cell>
              <table:table-cell office:value-type="float" office:value="70">
                <text:p>70</text:p>
              </table:table-cell>
              <table:table-cell office:value-type="float" office:value="27.1704">
                <text:p>27.1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42.0718">
                <text:p>42.0718</text:p>
              </table:table-cell>
              <table:table-cell office:value-type="float" office:value="76">
                <text:p>76</text:p>
              </table:table-cell>
              <table:table-cell office:value-type="float" office:value="24.0335">
                <text:p>24.0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